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ext-properties fo:color="#000000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5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0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0.84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92Os(d,alpha)190Re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office:annotation draw:style-name="gr1" draw:text-style-name="P2" svg:width="4.86cm" svg:height="8.337cm" svg:x="10.936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left as </text:span><text:span text:style-name="T1">default, may change </text:span><text:span text:style-name="T1">later</text:span></text:p>
            </office:annotation>
            <text:p>Block 1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2" draw:text-style-name="P2" svg:width="4.639cm" svg:height="8.789cm" svg:x="19.799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uses </text:span><text:span text:style-name="T1">angles from 0 to 180 </text:span><text:span text:style-name="T1">degrees in </text:span><text:span text:style-name="T1">increments of 5 </text:span><text:span text:style-name="T1">degrees</text:span></text:p>
            </office:annotation>
            <text:p>Block 2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3" draw:text-style-name="P2" svg:width="4.638cm" svg:height="9.241cm" svg:x="28.231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left as </text:span><text:span text:style-name="T1">default, but these </text:span><text:span text:style-name="T1">need changing. Will </text:span><text:span text:style-name="T1">do so when I have a </text:span><text:span text:style-name="T1">better understanding</text:span></text:p>
            </office:annotation>
            <text:p>Block 3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4" draw:text-style-name="P2" svg:width="4.639cm" svg:height="11.049cm" svg:x="36.662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Do not fully </text:span><text:span text:style-name="T1">understand these, </text:span><text:span text:style-name="T1">but first few seem to </text:span><text:span text:style-name="T1">be to do with </text:span><text:span text:style-name="T1">calculations so should </text:span><text:span text:style-name="T1">be okay to leave. </text:span><text:span text:style-name="T1">Need to look into the </text:span><text:span text:style-name="T1">correction factors </text:span><text:span text:style-name="T1">(COUEX and FNRNG)</text:span></text:p>
            </office:annotation>
            <text:p>Block 4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1" draw:text-style-name="P2" svg:width="4.639cm" svg:height="8.337cm" svg:x="45.093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this </text:span><text:span text:style-name="T1">threaded comment; </text:span><text:span text:style-name="T1">however, any edits to </text:span><text:span text:style-name="T1">it will get removed if </text:span><text:span text:style-name="T1">the file is opened in a </text:span><text:span text:style-name="T1">newer version of Excel. </text:span><text:span text:style-name="T1">Learn more: </text:span><text:span text:style-name="T1">https://go.microsoft.co</text:span><text:span text:style-name="T1">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Need to look further </text:span><text:span text:style-name="T1">into the imaginary </text:span><text:span text:style-name="T1">potentials</text:span></text:p>
            </office:annotation>
            <text:p>Block 5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Block 6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Block 7</text:p>
          </table:table-cell>
          <table:covered-table-cell table:number-columns-repeated="2" table:style-name="ce1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CON(i)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 table:number-columns-repeated="35"/>
        </table:table-row>
        <table:table-row table:style-name="ro1">
          <table:table-cell table:number-columns-repeated="28"/>
          <table:table-cell table:style-name="ce9"/>
          <table:table-cell table:number-columns-repeated="3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_ANGLES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MAX</text:p>
          </table:table-cell>
          <table:table-cell/>
          <table:table-cell table:style-name="ce2" office:value-type="float" office:value="99" calcext:value-type="float">
            <text:p>99</text:p>
          </table:table-cell>
          <table:table-cell/>
          <table:table-cell office:value-type="string" calcext:value-type="string">
            <text:p>DR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QCODE</text:p>
          </table:table-cell>
          <table:table-cell/>
          <table:table-cell office:value-type="float" office:value="10.46" calcext:value-type="float">
            <text:p>10.46</text:p>
          </table:table-cell>
          <table:table-cell/>
          <table:table-cell office:value-type="string" calcext:value-type="string">
            <text:p>E</text:p>
          </table:table-cell>
          <table:table-cell/>
          <table:table-cell table:style-name="ce6" office:value-type="float" office:value="-12.956" calcext:value-type="float">
            <text:p>-12.956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LT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Z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P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_ANGL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LTR(I)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office:value-type="string" calcext:value-type="string">
            <text:p>RMAX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P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TR(I)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VCE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MT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T</text:p>
          </table:table-cell>
          <table:table-cell/>
          <table:table-cell table:style-name="ce9" office:value-type="float" office:value="190" calcext:value-type="float">
            <text:p>190</text:p>
          </table:table-cell>
          <table:table-cell/>
          <table:table-cell office:value-type="string" calcext:value-type="string">
            <text:p>MT</text:p>
          </table:table-cell>
          <table:table-cell/>
          <table:table-cell table:style-name="ce6" office:value-type="float" office:value="190" calcext:value-type="float">
            <text:p>190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NRNG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6" office:value-type="float" office:value="75" calcext:value-type="float">
            <text:p>75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r0c</text:p>
          </table:table-cell>
          <table:table-cell/>
          <table:table-cell table:style-name="ce6" office:value-type="float" office:value="1.15" calcext:value-type="float">
            <text:p>1.15</text:p>
          </table:table-cell>
          <table:table-cell/>
          <table:table-cell office:value-type="string" calcext:value-type="string">
            <text:p>r0c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c</text:p>
          </table:table-cell>
          <table:table-cell/>
          <table:table-cell table:style-name="ce6" office:value-type="float" office:value="1.15" calcext:value-type="float">
            <text:p>1.15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PNLO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NLO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NLO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2*F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*FS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2*F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Q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3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table:style-name="ce8" office:value-type="string" calcext:value-type="string" table:number-columns-spanned="3" table:number-rows-spanned="1">
            <text:p>Volume WS Potential</text:p>
          </table:table-cell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Volume WS Potential</text:p>
          </table:table-cell>
          <table:covered-table-cell table:number-columns-repeated="2" table:style-name="ce8"/>
          <table:table-cell/>
          <table:table-cell table:style-name="ce12" office:value-type="string" calcext:value-type="string" table:number-columns-spanned="3" table:number-rows-spanned="1">
            <text:p>Volume WS Potential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OP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OPTIO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VR</text:p>
          </table:table-cell>
          <table:table-cell/>
          <table:table-cell office:value-type="float" office:value="-103.4" calcext:value-type="float">
            <office:annotation draw:style-name="gr3" draw:text-style-name="P2" svg:width="4.639cm" svg:height="9.241cm" svg:x="45.093cm" svg:y="9.597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this </text:span><text:span text:style-name="T1">threaded comment; </text:span><text:span text:style-name="T1">however, any edits to </text:span><text:span text:style-name="T1">it will get removed if </text:span><text:span text:style-name="T1">the file is opened in a </text:span><text:span text:style-name="T1">newer version of Excel. </text:span><text:span text:style-name="T1">Learn more: </text:span><text:span text:style-name="T1">https://go.microsoft.co</text:span><text:span text:style-name="T1">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https://www-</text:span><text:span text:style-name="T1">nds.iaea.org/cgi-bin/rip</text:span><text:span text:style-name="T1">l_om_param.pl?</text:span><text:span text:style-name="T1">Z=76&amp;A=192&amp;ID=61</text:span><text:span text:style-name="T1">01&amp;E1=18&amp;E2=18</text:span></text:p>
            </office:annotation>
            <text:p>-103.4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-185" calcext:value-type="float">
            <text:p>-185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-97" calcext:value-type="float">
            <text:p>-97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r0R</text:p>
          </table:table-cell>
          <table:table-cell/>
          <table:table-cell table:style-name="ce2" office:value-type="float" office:value="1.15" calcext:value-type="float">
            <text:p>1.15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1.15" calcext:value-type="float">
            <text:p>1.15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R</text:p>
          </table:table-cell>
          <table:table-cell/>
          <table:table-cell table:style-name="ce9" office:value-type="float" office:value="0.81" calcext:value-type="float">
            <text:p>0.81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.52" calcext:value-type="float">
            <text:p>0.52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.79" calcext:value-type="float">
            <text:p>0.79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-25" calcext:value-type="float">
            <text:p>-25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-1.9" calcext:value-type="float">
            <text:p>-1.9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1.32" calcext:value-type="float">
            <text:p>1.32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.52" calcext:value-type="float">
            <text:p>0.52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.28" calcext:value-type="float">
            <text:p>0.28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POWE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table:style-name="ce8" office:value-type="string" calcext:value-type="string" table:number-columns-spanned="3" table:number-rows-spanned="1">
            <text:p>Surface WS Potential</text:p>
          </table:table-cell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Surface WS Potential</text:p>
          </table:table-cell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Surface WS Potential</text:p>
          </table:table-cell>
          <table:covered-table-cell table:number-columns-repeated="2" table:style-name="ce8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OPT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I</text:p>
          </table:table-cell>
          <table:table-cell/>
          <table:table-cell table:style-name="ce6" office:value-type="float" office:value="-18.7" calcext:value-type="float">
            <text:p>-18.7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-10.4" calcext:value-type="float">
            <text:p>-10.4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I</text:p>
          </table:table-cell>
          <table:table-cell/>
          <table:table-cell table:style-name="ce6" office:value-type="float" office:value="1.34" calcext:value-type="float">
            <text:p>1.34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1.36" calcext:value-type="float">
            <text:p>1.36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I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.89" calcext:value-type="float">
            <text:p>0.89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0"/>
          <table:table-cell table:style-name="ce9"/>
          <table:table-cell table:number-columns-repeated="43"/>
        </table:table-row>
        <table:table-row table:style-name="ro1">
          <table:table-cell table:number-columns-repeated="26"/>
          <table:table-cell table:style-name="ce12" office:value-type="string" calcext:value-type="string" table:number-columns-spanned="3" table:number-rows-spanned="1">
            <text:p>If E is non-zero…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office:value-type="string" calcext:value-type="string">
            <text:p>FNOD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2*FJ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2*F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VTRIA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ISW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table:style-name="ce12" office:value-type="string" calcext:value-type="string" table:number-columns-spanned="3" table:number-rows-spanned="1">
            <text:p>Microscopic inelastic model used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OPCO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LM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VZER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38Ba(d,alpha)136C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office:annotation draw:style-name="gr1" draw:text-style-name="P2" svg:width="4.86cm" svg:height="8.337cm" svg:x="10.936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this </text:span><text:span text:style-name="T1">threaded comment; </text:span><text:span text:style-name="T1">however, any edits to </text:span><text:span text:style-name="T1">it will get removed if </text:span><text:span text:style-name="T1">the file is opened in a </text:span><text:span text:style-name="T1">newer version of Excel. </text:span><text:span text:style-name="T1">Learn more: </text:span><text:span text:style-name="T1">https://go.microsoft.co</text:span><text:span text:style-name="T1">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left as </text:span><text:span text:style-name="T1">default, may change </text:span><text:span text:style-name="T1">later</text:span></text:p>
            </office:annotation>
            <text:p>Block 1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2" draw:text-style-name="P2" svg:width="4.639cm" svg:height="8.789cm" svg:x="19.799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uses </text:span><text:span text:style-name="T1">angles from 0 to 180 </text:span><text:span text:style-name="T1">degrees in </text:span><text:span text:style-name="T1">increments of 5 </text:span><text:span text:style-name="T1">degrees</text:span></text:p>
            </office:annotation>
            <text:p>Block 2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3" draw:text-style-name="P2" svg:width="4.638cm" svg:height="9.241cm" svg:x="28.231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Currently left as </text:span><text:span text:style-name="T1">default, but these </text:span><text:span text:style-name="T1">need changing. Will </text:span><text:span text:style-name="T1">do so when I have a </text:span><text:span text:style-name="T1">better understanding</text:span></text:p>
            </office:annotation>
            <text:p>Block 3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4" draw:text-style-name="P2" svg:width="4.639cm" svg:height="11.049cm" svg:x="36.662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this </text:span><text:span text:style-name="T1">threaded comment; </text:span><text:span text:style-name="T1">however, any edits to </text:span><text:span text:style-name="T1">it will get removed if </text:span><text:span text:style-name="T1">the file is opened in a </text:span><text:span text:style-name="T1">newer version of Excel. </text:span><text:span text:style-name="T1">Learn more: </text:span><text:span text:style-name="T1">https://go.microsoft.co</text:span><text:span text:style-name="T1">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Do not fully </text:span><text:span text:style-name="T1">understand these, but </text:span><text:span text:style-name="T1">first few seem to be to </text:span><text:span text:style-name="T1">do with calculations so </text:span><text:span text:style-name="T1">should be okay to </text:span><text:span text:style-name="T1">leave. Need to look </text:span><text:span text:style-name="T1">into the correction </text:span><text:span text:style-name="T1">factors (COUEX and </text:span><text:span text:style-name="T1">FNRNG)</text:span></text:p>
            </office:annotation>
            <text:p>Block 4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office:annotation draw:style-name="gr1" draw:text-style-name="P2" svg:width="4.639cm" svg:height="8.337cm" svg:x="45.093cm" svg:y="0.709cm" draw:caption-point-x="-0.407cm" draw:caption-point-y="0.274cm">
              <dc:date>2021-01-04T00:00:00</dc:date>
              <text:p text:style-name="P1"><text:span text:style-name="T1">[Threaded comment]</text:span></text:p>
              <text:p text:style-name="P1"><text:span text:style-name="T1"/></text:p>
              <text:p text:style-name="P1"><text:span text:style-name="T1">Your version of Excel </text:span><text:span text:style-name="T1">allows you to read </text:span><text:span text:style-name="T1">this threaded </text:span><text:span text:style-name="T1">comment; however, </text:span><text:span text:style-name="T1">any edits to it will get </text:span><text:span text:style-name="T1">removed if the file is </text:span><text:span text:style-name="T1">opened in a newer </text:span><text:span text:style-name="T1">version of Excel. </text:span><text:span text:style-name="T1">Learn more: </text:span><text:span text:style-name="T1">https://go.microsoft.c</text:span><text:span text:style-name="T1">om/fwlink/?</text:span><text:span text:style-name="T1">linkid=870924</text:span></text:p>
              <text:p text:style-name="P1"><text:span text:style-name="T1"/></text:p>
              <text:p text:style-name="P1"><text:span text:style-name="T1">Comment:</text:span></text:p>
              <text:p text:style-name="P1"><text:span text:style-name="T1"><text:s text:c="4"/></text:span><text:span text:style-name="T1">Need to look </text:span><text:span text:style-name="T1">further into the </text:span><text:span text:style-name="T1">imaginary potentials</text:span></text:p>
            </office:annotation>
            <text:p>Block 5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Block 6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Block 7</text:p>
          </table:table-cell>
          <table:covered-table-cell table:number-columns-repeated="2" table:style-name="ce1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CON(i)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al</text:p>
          </table:table-cell>
          <table:table-cell table:number-columns-repeated="35"/>
        </table:table-row>
        <table:table-row table:style-name="ro1">
          <table:table-cell table:number-columns-repeated="28"/>
          <table:table-cell table:style-name="ce9"/>
          <table:table-cell table:number-columns-repeated="3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_ANGLES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LMAX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office:value-type="string" calcext:value-type="string">
            <text:p>DR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QCODE</text:p>
          </table:table-cell>
          <table:table-cell/>
          <table:table-cell office:value-type="float" office:value="8.7879" calcext:value-type="float">
            <text:p>8.7879</text:p>
          </table:table-cell>
          <table:table-cell/>
          <table:table-cell office:value-type="string" calcext:value-type="string">
            <text:p>E</text:p>
          </table:table-cell>
          <table:table-cell/>
          <table:table-cell table:style-name="ce6" office:value-type="float" office:value="-15.058" calcext:value-type="float">
            <text:p>-15.058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LT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RZ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P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_ANGLE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LTR(I)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RMA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P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TR(I)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/>
          <table:table-cell office:value-type="string" calcext:value-type="string">
            <text:p>VCE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MT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MT</text:p>
          </table:table-cell>
          <table:table-cell/>
          <table:table-cell table:style-name="ce9" office:value-type="float" office:value="136" calcext:value-type="float">
            <text:p>136</text:p>
          </table:table-cell>
          <table:table-cell/>
          <table:table-cell office:value-type="string" calcext:value-type="string">
            <text:p>MT</text:p>
          </table:table-cell>
          <table:table-cell/>
          <table:table-cell table:style-name="ce6" office:value-type="float" office:value="136" calcext:value-type="float">
            <text:p>136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NRNG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9" office:value-type="float" office:value="56" calcext:value-type="float">
            <text:p>56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9" office:value-type="float" office:value="55" calcext:value-type="float">
            <text:p>55</text:p>
          </table:table-cell>
          <table:table-cell/>
          <table:table-cell office:value-type="string" calcext:value-type="string">
            <text:p>ZT</text:p>
          </table:table-cell>
          <table:table-cell/>
          <table:table-cell table:style-name="ce6"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r0c</text:p>
          </table:table-cell>
          <table:table-cell/>
          <table:table-cell table:style-name="ce6" office:value-type="float" office:value="1.303" calcext:value-type="float">
            <text:p>1.303</text:p>
          </table:table-cell>
          <table:table-cell/>
          <table:table-cell office:value-type="string" calcext:value-type="string">
            <text:p>r0c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c</text:p>
          </table:table-cell>
          <table:table-cell/>
          <table:table-cell table:style-name="ce6" office:value-type="float" office:value="1.303" calcext:value-type="float">
            <text:p>1.303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PNLOC</text:p>
          </table:table-cell>
          <table:table-cell/>
          <table:table-cell table:style-name="ce6" office:value-type="float" office:value="0.54" calcext:value-type="float">
            <text:p>0.54</text:p>
          </table:table-cell>
          <table:table-cell/>
          <table:table-cell office:value-type="string" calcext:value-type="string">
            <text:p>PNLOC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/>
          <table:table-cell office:value-type="string" calcext:value-type="string">
            <text:p>PNLOC</text:p>
          </table:table-cell>
          <table:table-cell/>
          <table:table-cell table:style-name="ce6" office:value-type="float" office:value="0.54" calcext:value-type="float">
            <text:p>0.54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2*F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*FS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2*F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Q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3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table:style-name="ce8" office:value-type="string" calcext:value-type="string" table:number-columns-spanned="3" table:number-rows-spanned="1">
            <text:p>WS Potentials</text:p>
          </table:table-cell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WS Potentials</text:p>
          </table:table-cell>
          <table:covered-table-cell table:number-columns-repeated="2" table:style-name="ce8"/>
          <table:table-cell/>
          <table:table-cell table:style-name="ce12" office:value-type="string" calcext:value-type="string" table:number-columns-spanned="3" table:number-rows-spanned="1">
            <text:p>WS Potentials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OP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style-name="ce6" office:value-type="float" office:value="-1" calcext:value-type="float">
            <text:p>-1</text:p>
          </table:table-cell>
          <table:table-cell/>
          <table:table-cell office:value-type="string" calcext:value-type="string">
            <text:p>OPTIO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VR</text:p>
          </table:table-cell>
          <table:table-cell/>
          <table:table-cell office:value-type="float" office:value="-93.385" calcext:value-type="float">
            <text:p>-93.385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-203" calcext:value-type="float">
            <text:p>-203</text:p>
          </table:table-cell>
          <table:table-cell/>
          <table:table-cell office:value-type="string" calcext:value-type="string">
            <text:p>VR</text:p>
          </table:table-cell>
          <table:table-cell/>
          <table:table-cell table:style-name="ce6" office:value-type="float" office:value="-97.012" calcext:value-type="float">
            <text:p>-97.012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r0R</text:p>
          </table:table-cell>
          <table:table-cell/>
          <table:table-cell table:style-name="ce2" office:value-type="float" office:value="1.151" calcext:value-type="float">
            <text:p>1.151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R</text:p>
          </table:table-cell>
          <table:table-cell/>
          <table:table-cell table:style-name="ce6" office:value-type="float" office:value="1.151" calcext:value-type="float">
            <text:p>1.15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AR</text:p>
          </table:table-cell>
          <table:table-cell/>
          <table:table-cell table:style-name="ce9" office:value-type="float" office:value="0.784" calcext:value-type="float">
            <text:p>0.784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.57" calcext:value-type="float">
            <text:p>0.57</text:p>
          </table:table-cell>
          <table:table-cell/>
          <table:table-cell office:value-type="string" calcext:value-type="string">
            <text:p>AR</text:p>
          </table:table-cell>
          <table:table-cell/>
          <table:table-cell table:style-name="ce6" office:value-type="float" office:value="0.784" calcext:value-type="float">
            <text:p>0.784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I</text:p>
          </table:table-cell>
          <table:table-cell/>
          <table:table-cell table:style-name="ce6" office:value-type="float" office:value="-2.472" calcext:value-type="float">
            <text:p>-2.472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-18.4" calcext:value-type="float">
            <text:p>-18.4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style-name="ce6" office:value-type="float" office:value="-1.531" calcext:value-type="float">
            <text:p>-1.53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I</text:p>
          </table:table-cell>
          <table:table-cell/>
          <table:table-cell table:style-name="ce6" office:value-type="float" office:value="1.324" calcext:value-type="float">
            <text:p>1.324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office:value-type="string" calcext:value-type="string">
            <text:p>r0I</text:p>
          </table:table-cell>
          <table:table-cell/>
          <table:table-cell table:style-name="ce6" office:value-type="float" office:value="1.324" calcext:value-type="float">
            <text:p>1.324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I</text:p>
          </table:table-cell>
          <table:table-cell/>
          <table:table-cell table:style-name="ce6" office:value-type="float" office:value="0.338" calcext:value-type="float">
            <text:p>0.338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.57" calcext:value-type="float">
            <text:p>0.57</text:p>
          </table:table-cell>
          <table:table-cell/>
          <table:table-cell office:value-type="string" calcext:value-type="string">
            <text:p>AI</text:p>
          </table:table-cell>
          <table:table-cell/>
          <table:table-cell table:style-name="ce6" office:value-type="float" office:value="0.341" calcext:value-type="float">
            <text:p>0.34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POWE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OP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OPTI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R</text:p>
          </table:table-cell>
          <table:table-cell/>
          <table:table-cell table:style-name="ce2" office:value-type="float" office:value="-14.228" calcext:value-type="float">
            <text:p>-14.228</text:p>
          </table:table-cell>
          <table:table-cell table:number-columns-repeated="5"/>
          <table:table-cell office:value-type="string" calcext:value-type="string">
            <text:p>VR</text:p>
          </table:table-cell>
          <table:table-cell/>
          <table:table-cell office:value-type="float" office:value="-14.228" calcext:value-type="float">
            <text:p>-14.228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R</text:p>
          </table:table-cell>
          <table:table-cell/>
          <table:table-cell table:style-name="ce6" office:value-type="float" office:value="0.972" calcext:value-type="float">
            <text:p>0.97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0R</text:p>
          </table:table-cell>
          <table:table-cell/>
          <table:table-cell office:value-type="float" office:value="0.972" calcext:value-type="float">
            <text:p>0.972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R</text:p>
          </table:table-cell>
          <table:table-cell/>
          <table:table-cell table:style-name="ce6" office:value-type="float" office:value="1.011" calcext:value-type="float">
            <text:p>1.01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</text:p>
          </table:table-cell>
          <table:table-cell/>
          <table:table-cell office:value-type="float" office:value="1.011" calcext:value-type="float">
            <text:p>1.01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S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I</text:p>
          </table:table-cell>
          <table:table-cell/>
          <table:table-cell table:style-name="ce6" office:value-type="float" office:value="0.972" calcext:value-type="float">
            <text:p>0.97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0I</text:p>
          </table:table-cell>
          <table:table-cell/>
          <table:table-cell office:value-type="float" office:value="0.972" calcext:value-type="float">
            <text:p>0.972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I</text:p>
          </table:table-cell>
          <table:table-cell/>
          <table:table-cell table:style-name="ce6" office:value-type="float" office:value="1.011" calcext:value-type="float">
            <text:p>1.01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I</text:p>
          </table:table-cell>
          <table:table-cell/>
          <table:table-cell office:value-type="float" office:value="1.011" calcext:value-type="float">
            <text:p>1.01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SO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OW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0"/>
          <table:table-cell table:style-name="ce9"/>
          <table:table-cell table:number-columns-repeated="3"/>
          <table:table-cell table:style-name="ce6"/>
          <table:table-cell table:number-columns-repeated="39"/>
        </table:table-row>
        <table:table-row table:style-name="ro1">
          <table:table-cell table:number-columns-repeated="18"/>
          <table:table-cell office:value-type="string" calcext:value-type="string">
            <text:p>OP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OPTION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V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R</text:p>
          </table:table-cell>
          <table:table-cell/>
          <table:table-cell table:style-name="ce6" office:value-type="float" office:value="1.363" calcext:value-type="float">
            <text:p>1.363</text:p>
          </table:table-cell>
          <table:table-cell table:number-columns-repeated="5"/>
          <table:table-cell office:value-type="string" calcext:value-type="string">
            <text:p>r0R</text:p>
          </table:table-cell>
          <table:table-cell/>
          <table:table-cell office:value-type="float" office:value="1.363" calcext:value-type="float">
            <text:p>1.363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R</text:p>
          </table:table-cell>
          <table:table-cell/>
          <table:table-cell table:style-name="ce6" office:value-type="float" office:value="0.851" calcext:value-type="float">
            <text:p>0.851</text:p>
          </table:table-cell>
          <table:table-cell table:number-columns-repeated="5"/>
          <table:table-cell office:value-type="string" calcext:value-type="string">
            <text:p>AR</text:p>
          </table:table-cell>
          <table:table-cell/>
          <table:table-cell office:value-type="float" office:value="0.851" calcext:value-type="float">
            <text:p>0.85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VS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I</text:p>
          </table:table-cell>
          <table:table-cell/>
          <table:table-cell table:style-name="ce6" office:value-type="float" office:value="40.627" calcext:value-type="float">
            <text:p>40.627</text:p>
          </table:table-cell>
          <table:table-cell table:number-columns-repeated="5"/>
          <table:table-cell office:value-type="string" calcext:value-type="string">
            <text:p>VI</text:p>
          </table:table-cell>
          <table:table-cell/>
          <table:table-cell office:value-type="float" office:value="40.627" calcext:value-type="float">
            <text:p>40.627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r0I</text:p>
          </table:table-cell>
          <table:table-cell/>
          <table:table-cell table:style-name="ce6" office:value-type="float" office:value="1.363" calcext:value-type="float">
            <text:p>1.363</text:p>
          </table:table-cell>
          <table:table-cell table:number-columns-repeated="5"/>
          <table:table-cell office:value-type="string" calcext:value-type="string">
            <text:p>r0I</text:p>
          </table:table-cell>
          <table:table-cell/>
          <table:table-cell office:value-type="float" office:value="1.363" calcext:value-type="float">
            <text:p>1.363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AI</text:p>
          </table:table-cell>
          <table:table-cell/>
          <table:table-cell table:style-name="ce6" office:value-type="float" office:value="0.851" calcext:value-type="float">
            <text:p>0.851</text:p>
          </table:table-cell>
          <table:table-cell table:number-columns-repeated="5"/>
          <table:table-cell office:value-type="string" calcext:value-type="string">
            <text:p>AI</text:p>
          </table:table-cell>
          <table:table-cell/>
          <table:table-cell office:value-type="float" office:value="0.851" calcext:value-type="float">
            <text:p>0.851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VSOI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VSO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POWER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table:style-name="ce12" office:value-type="string" calcext:value-type="string" table:number-columns-spanned="3" table:number-rows-spanned="1">
            <text:p>If E is non-zero…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office:value-type="string" calcext:value-type="string">
            <text:p>FNOD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L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2*FJ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2*FS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VTRIA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ISW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table:style-name="ce12" office:value-type="string" calcext:value-type="string" table:number-columns-spanned="3" table:number-rows-spanned="1">
            <text:p>Microscopic inelastic model used</text:p>
          </table:table-cell>
          <table:covered-table-cell table:number-columns-repeated="2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6"/>
          <table:table-cell office:value-type="string" calcext:value-type="string">
            <text:p>CONTR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OPCO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LM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VZER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26"/>
          <table:table-cell office:value-type="string" calcext:value-type="string">
            <text:p>FJ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01:18.80475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 Griffiths</meta:initial-creator>
    <meta:creation-date>2020-06-16T12:18:30</meta:creation-date>
    <dc:date>2021-08-03T15:39:03.059018076</dc:date>
    <meta:generator>LibreOffice/6.4.7.2$Linux_X86_64 LibreOffice_project/40$Build-2</meta:generator>
    <meta:editing-duration>PT12H3M9S</meta:editing-duration>
    <meta:editing-cycles>4</meta:editing-cycles>
    <meta:document-statistic meta:table-count="2" meta:cell-count="5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